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ul Valéry<text:tab/>Valéry, Paul (1871-1945)<text:s/></text:p>
      <text:p text:style-name="Normal">Edgar Degas<text:tab/>Degas, Edgar (1834-1917)</text:p>
      <text:p text:style-name="Normal">André Suarès<text:tab/>Suarès, André (1868-1948)</text:p>
      <text:p text:style-name="Normal">Émile Vuillermoz<text:tab/>Vuillermoz, Émile (1878-1960)</text:p>
      <text:p text:style-name="Normal">André Levinson<text:tab/>Levinson, Andreï Iakovlevitch (1887-1933)</text:p>
      <text:p text:style-name="Normal">Georges Gabory<text:tab/>Gabory, Georges (1899-1978)</text:p>
      <text:p text:style-name="Normal">Henry Prunières<text:tab/>Prunières, Henry (1886-1942)</text:p>
      <text:p text:style-name="Normal">Victor du Bled<text:tab/>Du Bled, Victor (1848-1927)</text:p>
      <text:p text:style-name="Normal">André Cœuroy<text:tab/>Coeuroy, André (1891-1976)</text:p>
      <text:p text:style-name="Normal">Boris de Schloezer<text:tab/>Schloezer, Boris de (1881-1969)</text:p>
      <text:p text:style-name="Normal">André Levinson<text:tab/>Levinson, Andreï Iakovlevitch (1887-1933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byline" style:display-name="&lt;byline&gt;" style:family="paragraph">
      <style:paragraph-properties fo:text-align="end"/>
      <style:text-properties style:font-name-asian="Arial Unicode MS" style:font-name-complex="Arial Unicode MS" fo:font-size="12pt" style:font-size-asian="12pt" style:font-size-complex="12pt" style:language-asian="hi" style:country-asian="IN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6-03-14T09:41:00Z</meta:creation-date>
    <dc:date>2016-03-14T09:41:00Z</dc:date>
    <meta:template xlink:href="Normal.dotm" xlink:type="simple"/>
    <meta:editing-cycles>2</meta:editing-cycles>
    <meta:editing-duration>PT0S</meta:editing-duration>
    <meta:document-statistic meta:page-count="1" meta:paragraph-count="1" meta:word-count="76" meta:character-count="496" meta:row-count="3" meta:non-whitespace-character-count="421"/>
  </office:meta>
</office:document-meta>
</file>